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 PL UMing CN" svg:font-family="'AR PL UMing CN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ara_20_06" style:master-page-name="Standard">
      <style:paragraph-properties style:page-number="auto" fo:break-before="auto" fo:break-after="auto"/>
    </style:style>
    <style:style style:name="T1" style:family="text">
      <style:text-properties fo:language="en" fo:country="none" style:language-asian="en" style:country-asian="none" style:language-complex="en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_30__20_Text"><text:line-break/></text:span><text:span text:style-name="T1"> </text:span></text:p>
      <text:p text:style-name="Para_20_04"><text:bookmark-start text:name="GIMNASIO_FREE_TIME_SPORT__S_L_B4"/>GIMNASIO FREE TIME SPORT S.L<text:bookmark-end text:name="GIMNASIO_FREE_TIME_SPORT__S_L_B4"/></text:p>
      <text:p text:style-name="Para_20_07">B44252096. POLIGONO SAN BLAS, PARCELA Nº337 KM 1 44195 TERUEL </text:p>
      <text:p text:style-name="Para_20_05">FICHA DE INSCRIPCIÓN</text:p>
      <text:p text:style-name="Para_20_02">NOMBRE…………………………………………………………………………………………………….</text:p>
      <text:p text:style-name="Para_20_02">APELLIDOS………………………………………………………………………………………………….</text:p>
      <text:p text:style-name="Para_20_02">D.N.I……………………………………………………………………………………………….………….</text:p>
      <text:p text:style-name="Para_20_02">DIRECCIÓN…………………………………………….……………………………………….<text:line-break/>………….CP………………….</text:p>
      <text:p text:style-name="Para_20_02">FECHA DE NACIMIENTO …………………………………………………………………………….</text:p>
      <text:p text:style-name="Para_20_02">TELÉF……………………………TELÉF.MÓVIL……………………………………………………….</text:p>
      <text:p text:style-name="Para_20_02">CORREO ELECTRÓNICO………………………………………………………………………………</text:p>
      <text:p text:style-name="Para_20_02">N º DE CUENTA </text:p>
      <text:p text:style-name="Para_20_04">IBAN</text:p>
      <text:p text:style-name="Para_20_02">: </text:p>
      <text:p text:style-name="Para_20_05">ES</text:p>
      <text:p text:style-name="Para_20_02"/>
      <text:p text:style-name="Para_20_02">NOMBRE DEL TITULAR DE LA CUENTA……………………………………………….………</text:p>
      <text:p text:style-name="Para_20_05">ELECCION DE CUOTA A PAGAR:</text:p>
      <text:p text:style-name="Para_20_02">Inscripción (tarjeta descuentos, huella personalizada y camiseta) 25,00 €</text:p>
      <text:p text:style-name="Para_20_02"/>
      <text:p text:style-name="Para_20_02"/>
      <text:p text:style-name="Para_20_02"/>
      <text:p text:style-name="Para_20_02">ACTIVIDADES A LAS QUE SE INSCRIBE</text:p>
      <text:p text:style-name="Para_20_02"/>
      <text:p text:style-name="Para_20_02">☐ Nado libre <text:s text:c="20"/>☐ Fitboxing</text:p>
      <text:p text:style-name="Para_20_02">☐ Aquagym <text:s text:c="22"/>☐ Spinning</text:p>
      <text:p text:style-name="Para_20_02">☐ Sala multiusos <text:s text:c="12"/>☐ Yoga</text:p>
      <text:p text:style-name="Para_20_02">☐ Boxeo <text:s text:c="28"/>☐ Muay Thai</text:p>
      <text:p text:style-name="Para_20_02">☐ Jiu-jitsu brasileño</text:p>
      <text:p text:style-name="Para_20_02"/>
      <text:p text:style-name="Para_20_02">DTO. Del 10% para FEDERADOS (Acreditando Licencia Deportiva en vigor).</text:p>
      <text:p text:style-name="Para_20_02">* Solamente en Cuota mensual, *Excepto de Licencias de caza y pesca</text:p>
      <text:p text:style-name="Para_20_02">Consentimiento expreso para registro de huella dactilar.</text:p>
      <text:p text:style-name="Para_20_02">NOTA: El pago de cuota anual está exento de pago de matrícula.</text:p>
      <text:p text:style-name="Para_20_02">En Teruel, a ___ de ________________ de 20__</text:p>
      <text:p text:style-name="Para_20_02">FIRMA DEL SOCIO </text:p>
      <text:p text:style-name="Para_20_09"><text:soft-page-break/> 978-60-19-49</text:p>
      <text:p text:style-name="Para_20_02">La frma de este documento conlleva la aceptación de las condiciones detalladas en el reverso.</text:p>
      <text:p text:style-name="Para_20_06"><text:s/><text:line-break/> </text:p>
      <text:p text:style-name="Para_20_04"><text:bookmark-start text:name="GIMNASIO_FREE_TIME_SPORT__S_L_B4_1"/>GIMNASIO FREE TIME SPORT S.L<text:bookmark-end text:name="GIMNASIO_FREE_TIME_SPORT__S_L_B4_1"/></text:p>
      <text:p text:style-name="Para_20_07">B44252096. POLIGONO SAN BLAS, PARCELA Nº337 KM 1 44195 TERUEL </text:p>
      <text:p text:style-name="Para_20_10">CONDICIONES DE SOCIO, INSCRIPCIÓN Y HUELLA</text:p>
      <text:p text:style-name="Para_20_01">1. </text:p>
      <text:p text:style-name="Standard">La calidad de Socio de </text:p>
      <text:p text:style-name="Para_20_01">GIMNASIO FREE TIME SPORT S.L</text:p>
      <text:p text:style-name="Standard">. se obtiene con la inscripción y el pago de la matrícula y el primer mes</text:p>
      <text:p text:style-name="Standard">en el centro escogido. La inscripción implica la aceptación de las normas y reglamentos de uso establecidos por</text:p>
      <text:p text:style-name="Para_20_01">GIMNASIO FREE</text:p>
      <text:p text:style-name="Para_20_01">TIME SPORT S.L.</text:p>
      <text:p text:style-name="Para_20_01">2. </text:p>
      <text:p text:style-name="Standard">La matrícula de inscripción incluye la huella. El pago de la matrícula es único mientras el socio esté dado de alta. En caso de baja y</text:p>
      <text:p text:style-name="Standard">reincorporación posterior, será obligatorio el pago de nuevo de la matrícula excepto en caso de baja médica.</text:p>
      <text:p text:style-name="Para_20_01">3. </text:p>
      <text:p text:style-name="Standard">El uso de la huella es personal e intransferible. </text:p>
      <text:p text:style-name="Para_20_01">4. El horario del GIMNASIO FREE TIME SPORT S.L será de 6:00 a 23.00 en días laborables y de 10:00 a 22:00 en festivos.</text:p>
      <text:p text:style-name="Para_20_01">5. </text:p>
      <text:p text:style-name="Standard">Sólo se podrán inscribir en el gimnasio</text:p>
      <text:p text:style-name="Para_20_01">GIMNASIO FREE TIME SPORT S.L </text:p>
      <text:p text:style-name="Standard">los que acrediten tener más de 15 años. Los menores</text:p>
      <text:p text:style-name="Para_20_03">de edad, mayores de 15 años, podrán inscribirse y hacer uso de las instalaciones con las siguientes condiciones:- La solicitud de<text:line-break/>inscripción y las presentes condiciones, deberán constar firmadas por el padre, madre o tutor legal y adjuntar a la misma fotocopia de<text:line-break/><text:soft-page-break/>su DNI.- Con la firma de este documento la persona firmante como padre, madre o tutor legal se hace responsable de todos los actos<text:line-break/>del menor en las instalaciones y manifiesta que éste reúne las condiciones físicas necesarias para la práctica del deporte, </text:p>
      <text:p text:style-name="Para_20_01">6.</text:p>
      <text:p text:style-name="Standard">Es necesario que el Socio de</text:p>
      <text:p text:style-name="Para_20_01">GIMNASIO FREE TIME SPORT S.L</text:p>
      <text:p text:style-name="Standard">aporte un número de cuenta bancaria en el momento de la</text:p>
      <text:p text:style-name="Standard">inscripción para la domiciliación de recibos. Estos recibos se girarán entre el 1 y el 5 de cada mes. Cuando el Socio</text:p>
      <text:p text:style-name="Para_20_01">GIMNASIO</text:p>
      <text:p text:style-name="Para_20_01">FREE TIME SPORT S.L,</text:p>
      <text:p text:style-name="Standard">no quiera continuar en el centro (baja definitiva) debe enviar un ESCRITO DE BAJA a la dirección del</text:p>
      <text:p text:style-name="Standard">centro:</text:p>
      <text:p text:style-name="Para_20_01">CTRA. SAN BLAS KM 1 POL.IND. PARCELA 337 POL. C.P. 44195 TERUEL o en el correo electrónico</text:p>
      <text:p text:style-name="Para_20_08">recepcion@gimnasiofreetimeteruel.com</text:p>
      <text:p text:style-name="Para_20_01"><text:s/></text:p>
      <text:p text:style-name="Standard">con al menos 10 días de antelación al día 1 del mes que solicita la baja. Con la</text:p>
      <text:p text:style-name="Para_20_03">baja definitiva quedará cancelado el contrato. La readmisión de un abonado que haya causado baja estará sujeta a las condiciones<text:line-break/>generales vigentes en cada momento.</text:p>
      <text:p text:style-name="Para_20_01">7 .</text:p>
      <text:p text:style-name="Standard">El socio del</text:p>
      <text:p text:style-name="Para_20_01">GIMNASIO FREE TIME SPORT S.L</text:p>
      <text:p text:style-name="Standard">tendrá derecho al uso general de las instalaciones, dentro del horario y</text:p>
      <text:p text:style-name="Standard">cuadrante de clases, expuesto al público, establecido por el centro para uso libre.</text:p>
      <text:p text:style-name="Para_20_01">8.</text:p>
      <text:p text:style-name="Standard">Las taquillas son de</text:p>
      <text:p text:style-name="Para_20_01">USO DIARIO</text:p>
      <text:p text:style-name="Standard">, su ocupación se limita al tiempo de permanencia diaria del abonado en la instalación y se</text:p>
      <text:p text:style-name="Standard">deberá dejar libre y disponible una vez finalizado ese tiempo.</text:p>
      <text:p text:style-name="Para_20_01">9.</text:p>
      <text:p text:style-name="Standard"><text:soft-page-break/></text:p>
      <text:p text:style-name="Para_20_01">GIMNASIO FREE TIME SPORT S.L </text:p>
      <text:p text:style-name="Standard">no asume responsabilidad alguna por los objetos traídos por los socios, en especial ropa y</text:p>
      <text:p text:style-name="Standard">objetos de valor, dinero o documentación. El Socio asume el riesgo en tales casos así como por la pérdida de los mismos.</text:p>
      <text:p text:style-name="Para_20_01">10. GIMNASIO FREE TIME SPORT S.L </text:p>
      <text:p text:style-name="Standard">se excluye de cualquier responsabilidad por los daños y perjuicios que puedan sufrir los</text:p>
      <text:p text:style-name="Standard">socios por el uso inadecuado de la maquinaria deportiva.</text:p>
      <text:p text:style-name="Para_20_01">11.</text:p>
      <text:p text:style-name="Standard">Está prohibido terminantemente ingresar a las instalaciones fármacos que requieran receta médica o fármacos que aumenten la</text:p>
      <text:p text:style-name="Para_20_03">potencia física (anabólica). De la misma forma está terminantemente prohibido ofrecer o distribuir dichos fármacos a los demás<text:line-break/>socios a cambio de un pago o a título gratuito, así como servir de intermediario o facilitar su acceso de cualquier forma. En caso de<text:line-break/>incumplimiento culpable con dicha norma por parte del Socio,</text:p>
      <text:p text:style-name="Para_20_01">GIMNASIO FREE TIME SPORT S.L </text:p>
      <text:p text:style-name="Standard">tendrá derecho a resolver este</text:p>
      <text:p text:style-name="Para_20_03">contrato de forma inmediata y sin previo aviso y puede presentar una denuncia ante las autoridades pertinentes, así como poder<text:line-break/>solicitar reclamación por daños y perjuicios. </text:p>
      <text:p text:style-name="Para_20_01">12.</text:p>
      <text:p text:style-name="Standard">Para la correcta utilización de las instalaciones será imprescindible el uso de indumentaria y calzado deportivo adecuado.</text:p>
      <text:p text:style-name="Standard"/>
      <text:p text:style-name="Para_20_01">13</text:p>
      <text:p text:style-name="Standard">.</text:p>
      <text:p text:style-name="Para_20_08">NORMAS DE USO Y COMPORTAMIENTO:</text:p>
      <text:p text:style-name="Para_20_01">Deberá</text:p>
      <text:p text:style-name="Standard">hacerse un uso correcto del material y equipamiento, así como</text:p>
      <text:p text:style-name="Para_20_03">de las instalaciones. Cualquier deterioro por un uso inadecuado de los mismos, concurriendo dolo o negligencia, deberá ser abonado<text:line-break/>por la persona que los haya causado. No tirar desperdicios al suelo. Utilizar las papeleras.</text:p>
      <text:p text:style-name="Para_20_01">2.</text:p>
      <text:p text:style-name="Standard">Sala de musculación y salas de uso</text:p>
      <text:p text:style-name="Standard"><text:soft-page-break/>colectivo: Será obligatorio recoger y ordenar el material utilizado al realizar el ejercicio. No se podrá sacar material de la sala.</text:p>
      <text:p text:style-name="Para_20_01">3. Se</text:p>
      <text:p text:style-name="Para_20_03">deberá permanecer vestido en todo momento, es decir sin poder quitarse la camiseta. 4. Para acceder a las salas será imprescindible<text:line-break/>el uso de indumentaria y calzado deportivo adecuado distinto. </text:p>
      <text:p text:style-name="Para_20_01">5</text:p>
      <text:p text:style-name="Standard">. No estará permitido el acceso con chanclas. 6. Se podrán establecer</text:p>
      <text:p text:style-name="Para_20_03">normas específicas para el acceso a programas especiales como "entrenamientos personales", y no se podrá reservar bicicleta en<text:line-break/>las sesiones.</text:p>
      <text:p text:style-name="Para_20_01">14. PROTECCION DE DATOS PERSONALES</text:p>
      <text:p text:style-name="Standard">. En virtud lo establecido en la</text:p>
      <text:p text:style-name="Para_20_01">Ley Orgánica 15/1999, de 13 de diciembre</text:p>
      <text:p text:style-name="Standard">sobre</text:p>
      <text:p text:style-name="Para_20_03">Protección de Datos de Carácter Personal, le informamos que los datos personales que nos sean facilitados en este formulario de<text:line-break/>inscripción o posteriormente en su condición de socio del gimnasio, serán incorporados a los ficheros de FREETIME. El cliente<text:line-break/>manifiesta haber leído y aceptado expresamente la presente cláusula y otorga su consentimiento inequívoco y expreso del<text:line-break/>tratamiento de sus datos personales, serán las de formalizar y mantener las relaciones de</text:p>
      <text:p text:style-name="Para_20_01"><text:s/>GIMNASIO FREE TIME SPORT S.L </text:p>
      <text:p text:style-name="Standard">con</text:p>
      <text:p text:style-name="Para_20_03">usted en su calidad de socio del gimnasio y el cumplimiento de las obligaciones legales, y llevar a cabo el control de accesos a las<text:line-break/>instalaciones mediante su huella. También se podrán realizar comunicaciones comerciales incluso a través de medios electrónicos,<text:line-break/>siempre relacionadas con las actividades o promociones de las empresas gestoras del gimnasio FREETIME por lo que se realizarán<text:line-break/>las comunicaciones de sus datos que puedan ser necesarias entre las mismas. Su baja temporal o definitiva en su calidad como<text:line-break/>socio del gimnasio, así como la cancelación del presente contrato por cualquier causa, no conllevará la cancelación de sus datos en<text:line-break/>los ficheros anteriormente citados.</text:p>
      <text:p text:style-name="Para_20_02"/>
      <text:p text:style-name="Para_20_04">Firma del socio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 PL UMing CN" svg:font-family="'AR PL UMing CN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1.5pt" fo:language="en" fo:country="none" style:letter-kerning="false" style:font-name-asian="Segoe UI" style:font-size-asian="11pt" style:language-asian="en" style:country-asian="none" style:font-name-complex="Tahoma" style:font-size-complex="11pt" style:language-complex="en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.5pt" fo:language="en" fo:country="none" style:letter-kerning="false" style:font-name-asian="Segoe UI" style:font-size-asian="11pt" style:language-asian="en" style:country-asian="none" style:font-name-complex="Tahoma" style:font-size-complex="11pt" style:language-complex="en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top="0cm" fo:margin-bottom="0cm" style:contextual-spacing="false" style:line-height-at-least="0.72cm" fo:text-align="start" style:justify-single-word="false" fo:orphans="2" fo:widows="2" fo:background-color="#ffffff" style:writing-mode="lr-tb"/>
      <style:text-properties fo:font-variant="normal" fo:text-transform="none" fo:color="#252525" loext:opacity="100%" style:text-line-through-style="none" style:text-line-through-type="none" style:text-position="0% 100%" style:font-name="Cambria" fo:font-family="Cambria" style:font-family-generic="roman" style:font-pitch="variable" fo:font-size="11.5pt" fo:letter-spacing="normal" fo:font-style="normal" fo:text-shadow="none" style:text-underline-style="none" fo:font-weight="normal" fo:background-color="transparent" style:font-name-asian="Cambria1" style:font-family-asian="Cambria" style:font-family-generic-asian="system" style:font-pitch-asian="variable" style:font-size-asian="11.5pt" style:font-style-asian="normal" style:font-weight-asian="normal" style:font-name-complex="Cambria1" style:font-family-complex="Cambria" style:font-family-generic-complex="system" style:font-pitch-complex="variable" style:font-size-complex="11.5pt" style:font-style-complex="normal" style:font-weight-complex="normal" loext:padding="0cm" loext:border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ara_20_01" style:display-name="Para 01" style:family="paragraph" style:parent-style-name="Standard" style:default-outline-level="">
      <loext:graphic-properties draw:fill="solid" draw:fill-color="#ffffff"/>
      <style:paragraph-properties style:line-height-at-least="0.72cm" fo:text-align="start" style:justify-single-word="false" fo:background-color="#ffffff"/>
      <style:text-properties fo:font-weight="bold" style:font-weight-asian="bold" style:font-weight-complex="bold"/>
    </style:style>
    <style:style style:name="Para_20_02" style:display-name="Para 02" style:family="paragraph" style:parent-style-name="Standard" style:default-outline-level="">
      <style:paragraph-properties style:line-height-at-least="0.572cm"/>
      <style:text-properties fo:color="#000000" loext:opacity="100%" fo:font-size="13.5pt" style:font-size-asian="13.5pt" style:font-size-complex="13.5pt"/>
    </style:style>
    <style:style style:name="Para_20_03" style:display-name="Para 03" style:family="paragraph" style:parent-style-name="Standard" style:default-outline-level="">
      <style:paragraph-properties style:line-height-at-least="0.506cm"/>
      <style:text-properties fo:font-variant="normal" fo:text-transform="none" fo:color="#252525" loext:opacity="100%" style:text-line-through-style="none" style:text-line-through-type="none" style:text-position="0% 100%" style:font-name="Cambria" fo:font-family="Cambria" style:font-family-generic="roman" style:font-pitch="variable" fo:font-size="11.5pt" fo:letter-spacing="normal" fo:font-style="normal" fo:text-shadow="none" style:text-underline-style="none" fo:font-weight="normal" fo:background-color="transparent" style:font-name-asian="Cambria1" style:font-family-asian="Cambria" style:font-family-generic-asian="system" style:font-pitch-asian="variable" style:font-size-asian="11.5pt" style:font-style-asian="normal" style:font-weight-asian="normal" style:font-name-complex="Cambria1" style:font-family-complex="Cambria" style:font-family-generic-complex="system" style:font-pitch-complex="variable" style:font-size-complex="11.5pt" style:font-style-complex="normal" style:font-weight-complex="normal" loext:padding="0cm" loext:border="none"/>
    </style:style>
    <style:style style:name="Para_20_04" style:display-name="Para 04" style:family="paragraph" style:parent-style-name="Standard" style:default-outline-level="">
      <style:paragraph-properties style:line-height-at-least="0.572cm"/>
      <style:text-properties fo:color="#000000" loext:opacity="100%" fo:font-size="13.5pt" fo:font-weight="bold" style:font-size-asian="13.5pt" style:font-weight-asian="bold" style:font-size-complex="13.5pt" style:font-weight-complex="bold"/>
    </style:style>
    <style:style style:name="Para_20_05" style:display-name="Para 05" style:family="paragraph" style:parent-style-name="Standard" style:default-outline-level="">
      <loext:graphic-properties draw:fill="solid" draw:fill-color="#ffffff"/>
      <style:paragraph-properties style:line-height-at-least="0.72cm" fo:text-align="start" style:justify-single-word="false" fo:background-color="#ffffff"/>
      <style:text-properties fo:color="#000000" loext:opacity="100%" fo:font-size="17pt" style:font-size-asian="17pt" style:font-size-complex="17pt"/>
    </style:style>
    <style:style style:name="Para_20_06" style:display-name="Para 06" style:family="paragraph" style:parent-style-name="Standard" style:default-outline-level="">
      <style:paragraph-properties fo:margin-left="0.176cm" fo:margin-right="0.176cm" fo:text-indent="0cm" style:auto-text-indent="false"/>
      <style:text-properties fo:color="#000000" loext:opacity="100%" fo:font-size="17pt" style:font-size-asian="17pt" style:font-size-complex="17pt"/>
    </style:style>
    <style:style style:name="Para_20_07" style:display-name="Para 07" style:family="paragraph" style:parent-style-name="Standard" style:default-outline-level="">
      <loext:graphic-properties draw:fill="solid" draw:fill-color="#ffffff"/>
      <style:paragraph-properties style:line-height-at-least="0.72cm" fo:text-align="start" style:justify-single-word="false" fo:background-color="#ffffff"/>
      <style:text-properties fo:color="#000000" loext:opacity="100%"/>
    </style:style>
    <style:style style:name="Para_20_08" style:display-name="Para 08" style:family="paragraph" style:parent-style-name="Standard" style:default-outline-level="">
      <style:paragraph-properties style:line-height-at-least="0.572cm"/>
      <style:text-properties fo:font-size="13.5pt" fo:font-weight="bold" style:font-size-asian="13.5pt" style:font-weight-asian="bold" style:font-size-complex="13.5pt" style:font-weight-complex="bold"/>
    </style:style>
    <style:style style:name="Para_20_09" style:display-name="Para 09" style:family="paragraph" style:parent-style-name="Standard" style:default-outline-level="">
      <loext:graphic-properties draw:fill="solid" draw:fill-color="#ffffff"/>
      <style:paragraph-properties style:line-height-at-least="0.72cm" fo:text-align="start" style:justify-single-word="false" fo:background-color="#ffffff"/>
      <style:text-properties fo:color="#000000" loext:opacity="100%" fo:font-size="17pt" fo:font-weight="bold" style:font-size-asian="17pt" style:font-weight-asian="bold" style:font-size-complex="17pt" style:font-weight-complex="bold"/>
    </style:style>
    <style:style style:name="Para_20_10" style:display-name="Para 10" style:family="paragraph" style:parent-style-name="Standard" style:default-outline-level="">
      <loext:graphic-properties draw:fill="solid" draw:fill-color="#ffffff"/>
      <style:paragraph-properties style:line-height-at-least="0.72cm" fo:text-align="start" style:justify-single-word="false" fo:background-color="#ffffff"/>
      <style:text-properties fo:font-size="17pt" fo:font-weight="bold" style:font-size-asian="17pt" style:font-weight-asian="bold" style:font-size-complex="17pt" style:font-weight-complex="bold"/>
    </style:style>
    <style:style style:name="_30__20_Text" style:display-name="0 Text" style:family="text">
      <style:text-properties fo:background-color="#ffff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4</meta:editing-cycles>
    <meta:creation-date>2026-03-13T08:55:43</meta:creation-date>
    <dc:date>2026-03-13T10:13:31.719692500</dc:date>
    <dc:title>/tmp/pdf-to-odt-copied-hash-0ifUvY/FICHA-INSCRIPCION-CONTRATO-FREETIME-2019-html.html</dc:title>
    <meta:initial-creator>Unknown</meta:initial-creator>
    <dc:language>en</dc:language>
    <meta:generator>LibreOffice/25.2.7.2$Windows_X86_64 LibreOffice_project/5cbfd1ab6520636bb5f7b99185aa69bd7456825d</meta:generator>
    <meta:editing-duration>PT16M12S</meta:editing-duration>
    <meta:document-statistic meta:table-count="0" meta:image-count="0" meta:object-count="0" meta:page-count="5" meta:paragraph-count="116" meta:word-count="1158" meta:character-count="7281" meta:non-whitespace-character-count="6127"/>
    <meta:user-defined meta:name="AppVersion">04.009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true</meta:user-defined>
    <meta:user-defined meta:name="ScaleCrop" meta:value-type="boolean">false</meta:user-defined>
    <meta:user-defined meta:name="ShareDoc" meta:value-type="boolean">false</meta:user-defined>
  </office:meta>
</office:document-meta>
</file>